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DECA Linear</text:p>
          </table:table-cell>
          <table:table-cell table:style-name="ce1" office:value-type="string" calcext:value-type="string">
            <text:p>Photorec</text:p>
          </table:table-cell>
          <table:table-cell table:style-name="ce1" office:value-type="string" calcext:value-type="string">
            <text:p>Scalpel 1.60</text:p>
          </table:table-cell>
          <table:table-cell table:style-name="ce1" office:value-type="string" calcext:value-type="string">
            <text:p>Scalpel 2.1</text:p>
          </table:table-cell>
          <table:table-cell table:style-name="ce1" office:value-type="string" calcext:value-type="string">
            <text:p>Foremost</text:p>
          </table:table-cell>
          <table:table-cell table:style-name="ce1" office:value-type="string" calcext:value-type="string">
            <text:p>DECA</text:p>
          </table:table-cell>
          <table:table-cell table:style-name="ce1" office:value-type="string" calcext:value-type="string">
            <text:p>DECA 64</text:p>
          </table:table-cell>
          <table:table-cell table:style-name="ce1" office:value-type="string" calcext:value-type="string">
            <text:p>DECA 200</text:p>
          </table:table-cell>
          <table:table-cell table:style-name="ce1" office:value-type="string" calcext:value-type="string">
            <text:p>DECA 300</text:p>
          </table:table-cell>
          <table:table-cell table:style-name="ce1" office:value-type="string" calcext:value-type="string">
            <text:p>DECA 600</text:p>
          </table:table-cell>
          <table:table-cell table:style-name="ce1" office:value-type="string" calcext:value-type="string">
            <text:p>DECA 1200</text:p>
          </table:table-cell>
          <table:table-cell table:style-name="ce1" office:value-type="string" calcext:value-type="string">
            <text:p>DECA 2400</text:p>
          </table:table-cell>
        </table:table-row>
        <table:table-row table:style-name="ro1">
          <table:table-cell office:value-type="string" calcext:value-type="string">
            <text:p>HDD Small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SD Small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% Speedup</text:p>
          </table:table-cell>
          <table:table-cell table:style-name="ce2" table:formula="of:=SUM([.B2]/[.B3])" office:value-type="percentage" office:value="2.62857142857143" calcext:value-type="percentage">
            <text:p>263%</text:p>
          </table:table-cell>
          <table:table-cell table:style-name="ce2" table:formula="of:=SUM([.C2]/[.C3])" office:value-type="percentage" office:value="2.47619047619048" calcext:value-type="percentage">
            <text:p>248%</text:p>
          </table:table-cell>
          <table:table-cell table:style-name="ce2" table:formula="of:=SUM([.D2]/[.D3])" office:value-type="percentage" office:value="1.93220338983051" calcext:value-type="percentage">
            <text:p>193%</text:p>
          </table:table-cell>
          <table:table-cell table:style-name="ce2" table:formula="of:=SUM([.E2]/[.E3])" office:value-type="percentage" office:value="2.62162162162162" calcext:value-type="percentage">
            <text:p>262%</text:p>
          </table:table-cell>
          <table:table-cell table:style-name="ce2" table:formula="of:=SUM([.F2]/[.F3])" office:value-type="percentage" office:value="2.22222222222222" calcext:value-type="percentage">
            <text:p>222%</text:p>
          </table:table-cell>
          <table:table-cell table:style-name="ce2" table:formula="of:=SUM([.G2]/[.G3])" office:value-type="percentage" office:value="8.69230769230769" calcext:value-type="percentage">
            <text:p>869%</text:p>
          </table:table-cell>
          <table:table-cell table:style-name="ce2" table:formula="of:=SUM([.H2]/[.H3])" office:value-type="percentage" office:value="2.19444444444444" calcext:value-type="percentage">
            <text:p>219%</text:p>
          </table:table-cell>
          <table:table-cell table:style-name="ce2" table:formula="of:=SUM([.I2]/[.I3])" office:value-type="percentage" office:value="1.49333333333333" calcext:value-type="percentage">
            <text:p>149%</text:p>
          </table:table-cell>
          <table:table-cell table:style-name="ce2" table:formula="of:=SUM([.J2]/[.J3])" office:value-type="percentage" office:value="2.17307692307692" calcext:value-type="percentage">
            <text:p>217%</text:p>
          </table:table-cell>
          <table:table-cell table:style-name="ce2" table:formula="of:=SUM([.K2]/[.K3])" office:value-type="percentage" office:value="4.18518518518519" calcext:value-type="percentage">
            <text:p>419%</text:p>
          </table:table-cell>
          <table:table-cell table:style-name="ce2" table:formula="of:=SUM([.L2]/[.L3])" office:value-type="percentage" office:value="7.53333333333333" calcext:value-type="percentage">
            <text:p>753%</text:p>
          </table:table-cell>
          <table:table-cell table:style-name="ce2" table:formula="of:=SUM([.M2]/[.M3])" office:value-type="percentage" office:value="12.4444444444444" calcext:value-type="percentage">
            <text:p>1244%</text:p>
          </table:table-cell>
        </table:table-row>
        <table:table-row table:style-name="ro1">
          <table:table-cell office:value-type="string" calcext:value-type="string">
            <text:p>SSD Small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MDisk Smal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% Speedup</text:p>
          </table:table-cell>
          <table:table-cell table:style-name="ce2" table:formula="of:=SUM([.B5]/[.B6])" office:value-type="percentage" office:value="7" calcext:value-type="percentage">
            <text:p>700%</text:p>
          </table:table-cell>
          <table:table-cell table:style-name="ce2" table:formula="of:=SUM([.C5]/[.C6])" office:value-type="percentage" office:value="3.5" calcext:value-type="percentage">
            <text:p>350%</text:p>
          </table:table-cell>
          <table:table-cell table:style-name="ce2" table:formula="of:=SUM([.D5]/[.D6])" office:value-type="percentage" office:value="2.03448275862069" calcext:value-type="percentage">
            <text:p>203%</text:p>
          </table:table-cell>
          <table:table-cell table:style-name="ce2" table:formula="of:=SUM([.E5]/[.E6])" office:value-type="percentage" office:value="1.37037037037037" calcext:value-type="percentage">
            <text:p>137%</text:p>
          </table:table-cell>
          <table:table-cell table:style-name="ce2" table:formula="of:=SUM([.F5]/[.F6])" office:value-type="percentage" office:value="2.45454545454545" calcext:value-type="percentage">
            <text:p>245%</text:p>
          </table:table-cell>
          <table:table-cell table:style-name="ce2" table:formula="of:=SUM([.G5]/[.G6])" office:value-type="percentage" office:value="6.5" calcext:value-type="percentage">
            <text:p>650%</text:p>
          </table:table-cell>
          <table:table-cell table:style-name="ce2" table:formula="of:=SUM([.H5]/[.H6])" office:value-type="percentage" office:value="7.2" calcext:value-type="percentage">
            <text:p>720%</text:p>
          </table:table-cell>
          <table:table-cell table:style-name="ce2" table:formula="of:=SUM([.I5]/[.I6])" office:value-type="percentage" office:value="25" calcext:value-type="percentage">
            <text:p>2500%</text:p>
          </table:table-cell>
          <table:table-cell table:style-name="ce2" table:formula="of:=SUM([.J5]/[.J6])" office:value-type="percentage" office:value="17.3333333333333" calcext:value-type="percentage">
            <text:p>1733%</text:p>
          </table:table-cell>
          <table:table-cell table:style-name="ce2" table:formula="of:=SUM([.K5]/[.K6])" office:value-type="percentage" office:value="13.5" calcext:value-type="percentage">
            <text:p>1350%</text:p>
          </table:table-cell>
          <table:table-cell table:style-name="ce2" table:formula="of:=SUM([.L5]/[.L6])" office:value-type="percentage" office:value="7.5" calcext:value-type="percentage">
            <text:p>750%</text:p>
          </table:table-cell>
          <table:table-cell table:style-name="ce2" table:formula="of:=SUM([.M5]/[.M6])" office:value-type="percentage" office:value="9" calcext:value-type="percentage">
            <text:p>900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e. Linear Speedup Small</text:p>
          </table:table-cell>
          <table:table-cell table:style-name="ce3" table:formula="of:=AVERAGE([.B4];[.C4];[.D4];[.E4];[.F4];[.B7];[.C7];[.D7];[.F7])" office:value-type="percentage" office:value="2.98553748351138" calcext:value-type="percentage">
            <text:p>298.55%</text:p>
          </table:table-cell>
          <table:table-cell/>
          <table:table-cell office:value-type="string" calcext:value-type="string">
            <text:p>Ave lin small</text:p>
          </table:table-cell>
          <table:table-cell table:style-name="ce3" table:formula="of:=AVERAGE([.B4:.F4])" office:value-type="percentage" office:value="2.37616182768725" calcext:value-type="percentage">
            <text:p>237.6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. DECA Speedup Small</text:p>
          </table:table-cell>
          <table:table-cell table:style-name="ce3" table:formula="of:=AVERAGE([.G4];[.H4];[.I4];[.J4];[.K4];[.L4];[.M4];[.M7];[.L7];[.K7];[.J7];[.I7];[.H7];[.G7])" office:value-type="percentage" office:value="8.91067562067562" calcext:value-type="percentage">
            <text:p>891.07%</text:p>
          </table:table-cell>
          <table:table-cell/>
          <table:table-cell office:value-type="string" calcext:value-type="string">
            <text:p>Ave dec small</text:p>
          </table:table-cell>
          <table:table-cell table:style-name="ce3" table:formula="of:=AVERAGE([.G4:.M4])" office:value-type="percentage" office:value="5.53087505087505" calcext:value-type="percentage">
            <text:p>553.09%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DD Big</text:p>
          </table:table-cell>
          <table:table-cell office:value-type="float" office:value="666" calcext:value-type="float">
            <text:p>666</text:p>
          </table:table-cell>
          <table:table-cell office:value-type="float" office:value="789" calcext:value-type="float">
            <text:p>789</text:p>
          </table:table-cell>
          <table:table-cell office:value-type="float" office:value="984" calcext:value-type="float">
            <text:p>984</text:p>
          </table:table-cell>
          <table:table-cell office:value-type="float" office:value="968" calcext:value-type="float">
            <text:p>968</text:p>
          </table:table-cell>
          <table:table-cell office:value-type="float" office:value="995" calcext:value-type="float">
            <text:p>995</text:p>
          </table:table-cell>
          <table:table-cell office:value-type="float" office:value="861" calcext:value-type="float">
            <text:p>861</text:p>
          </table:table-cell>
          <table:table-cell office:value-type="float" office:value="666" calcext:value-type="float">
            <text:p>666</text:p>
          </table:table-cell>
          <table:table-cell office:value-type="float" office:value="846" calcext:value-type="float">
            <text:p>846</text:p>
          </table:table-cell>
          <table:table-cell office:value-type="float" office:value="875" calcext:value-type="float">
            <text:p>875</text:p>
          </table:table-cell>
          <table:table-cell office:value-type="float" office:value="865" calcext:value-type="float">
            <text:p>865</text:p>
          </table:table-cell>
          <table:table-cell office:value-type="float" office:value="869" calcext:value-type="float">
            <text:p>86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SSD Big</text:p>
          </table:table-cell>
          <table:table-cell office:value-type="float" office:value="266" calcext:value-type="float">
            <text:p>266</text:p>
          </table:table-cell>
          <table:table-cell office:value-type="float" office:value="414" calcext:value-type="float">
            <text:p>414</text:p>
          </table:table-cell>
          <table:table-cell office:value-type="float" office:value="669" calcext:value-type="float">
            <text:p>669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89" calcext:value-type="float">
            <text:p>89</text:p>
          </table:table-cell>
          <table:table-cell office:value-type="float" office:value="265" calcext:value-type="float">
            <text:p>265</text:p>
          </table:table-cell>
          <table:table-cell office:value-type="float" office:value="552" calcext:value-type="float">
            <text:p>552</text:p>
          </table:table-cell>
          <table:table-cell office:value-type="float" office:value="385" calcext:value-type="float">
            <text:p>385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% Speedup</text:p>
          </table:table-cell>
          <table:table-cell table:style-name="ce2" table:formula="of:=SUM([.B12]/[.B13])" office:value-type="percentage" office:value="2.50375939849624" calcext:value-type="percentage">
            <text:p>250%</text:p>
          </table:table-cell>
          <table:table-cell table:style-name="ce2" table:formula="of:=SUM([.C12]/[.C13])" office:value-type="percentage" office:value="1.90579710144928" calcext:value-type="percentage">
            <text:p>191%</text:p>
          </table:table-cell>
          <table:table-cell table:style-name="ce2" table:formula="of:=SUM([.D12]/[.D13])" office:value-type="percentage" office:value="1.47085201793722" calcext:value-type="percentage">
            <text:p>147%</text:p>
          </table:table-cell>
          <table:table-cell table:style-name="ce2" table:formula="of:=SUM([.E12]/[.E13])" office:value-type="percentage" office:value="2.28841607565012" calcext:value-type="percentage">
            <text:p>229%</text:p>
          </table:table-cell>
          <table:table-cell table:style-name="ce2" table:formula="of:=SUM([.F12]/[.F13])" office:value-type="percentage" office:value="2.34117647058824" calcext:value-type="percentage">
            <text:p>234%</text:p>
          </table:table-cell>
          <table:table-cell table:style-name="ce2" table:formula="of:=SUM([.G12]/[.G13])" office:value-type="percentage" office:value="9.67415730337079" calcext:value-type="percentage">
            <text:p>967%</text:p>
          </table:table-cell>
          <table:table-cell table:style-name="ce2" table:formula="of:=SUM([.H12]/[.H13])" office:value-type="percentage" office:value="2.51320754716981" calcext:value-type="percentage">
            <text:p>251%</text:p>
          </table:table-cell>
          <table:table-cell table:style-name="ce2" table:formula="of:=SUM([.I12]/[.I13])" office:value-type="percentage" office:value="1.53260869565217" calcext:value-type="percentage">
            <text:p>153%</text:p>
          </table:table-cell>
          <table:table-cell table:style-name="ce2" table:formula="of:=SUM([.J12]/[.J13])" office:value-type="percentage" office:value="2.27272727272727" calcext:value-type="percentage">
            <text:p>227%</text:p>
          </table:table-cell>
          <table:table-cell table:style-name="ce2" table:formula="of:=SUM([.K12]/[.K13])" office:value-type="percentage" office:value="4.34673366834171" calcext:value-type="percentage">
            <text:p>435%</text:p>
          </table:table-cell>
          <table:table-cell table:style-name="ce2" table:formula="of:=SUM([.L12]/[.L13])" office:value-type="percentage" office:value="8.43689320388349" calcext:value-type="percentage">
            <text:p>844%</text:p>
          </table:table-cell>
          <table:table-cell table:style-name="ce2" table:formula="of:=SUM([.M12]/[.M13])" office:value-type="percentage" office:value="16.3396226415094" calcext:value-type="percentage">
            <text:p>1634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e. Linear Speedup Large</text:p>
          </table:table-cell>
          <table:table-cell table:style-name="ce3" table:formula="of:=AVERAGE([.B14:.F14])" office:value-type="percentage" office:value="2.10200021282422" calcext:value-type="percentage">
            <text:p>210.20%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ve. DECA Speedup Large</text:p>
          </table:table-cell>
          <table:table-cell table:style-name="ce3" table:formula="of:=AVERAGE([.G14:.M14])" office:value-type="percentage" office:value="6.44513576180781" calcext:value-type="percentage">
            <text:p>644.51%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umber of files (SMAL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DD</text:p>
          </table:table-cell>
          <table:table-cell office:value-type="float" office:value="222" calcext:value-type="float">
            <text:p>22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float" office:value="222" calcext:value-type="float">
            <text:p>22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le decre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SD</text:p>
          </table:table-cell>
          <table:table-cell office:value-type="float" office:value="222" calcext:value-type="float">
            <text:p>22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MDisk</text:p>
          </table:table-cell>
          <table:table-cell office:value-type="float" office:value="222" calcext:value-type="float">
            <text:p>22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le decreas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 of files linear</text:p>
          </table:table-cell>
          <table:table-cell table:formula="of:=AVERAGE([.B27:.F27])" office:value-type="float" office:value="356.2" calcext:value-type="float">
            <text:p>35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of DECA</text:p>
          </table:table-cell>
          <table:table-cell table:formula="of:=AVERAGE([.G27:.I27];[.J27];[.K27];[.L27];[.M27])" office:value-type="float" office:value="30.5714285714286" calcext:value-type="float">
            <text:p>30.571428571428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08:12.658362353</meta:creation-date>
    <dc:date>2016-08-22T18:53:41.325287041</dc:date>
    <meta:editing-duration>PT1H18M37S</meta:editing-duration>
    <meta:editing-cycles>1</meta:editing-cycles>
    <meta:document-statistic meta:table-count="1" meta:cell-count="200" meta:object-count="0"/>
    <meta:generator>LibreOffice/5.2.0.4$Linux_X86_64 LibreOffice_project/20m0$Build-4</meta:generator>
  </office:meta>
</office:document-meta>
</file>